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automatic-styles>
    <style:style style:name="co1" style:family="table-column">
      <style:table-column-properties fo:break-before="auto" style:column-width="3.25in"/>
    </style:style>
    <style:style style:name="co2" style:family="table-column">
      <style:table-column-properties fo:break-before="auto" style:column-width="4.8228in"/>
    </style:style>
    <style:style style:name="co3" style:family="table-column">
      <style:table-column-properties fo:break-before="auto" style:column-width="5.1146in"/>
    </style:style>
    <style:style style:name="co4" style:family="table-column">
      <style:table-column-properties fo:break-before="auto" style:column-width="3.698in"/>
    </style:style>
    <style:style style:name="co5" style:family="table-column">
      <style:table-column-properties fo:break-before="auto" style:column-width="1.448in"/>
    </style:style>
    <style:style style:name="ro1" style:family="table-row">
      <style:table-row-properties style:row-height="0.1965in" fo:break-before="auto" style:use-optimal-row-height="true"/>
    </style:style>
    <style:style style:name="ro2" style:family="table-row">
      <style:table-row-properties style:row-height="1.078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3.7209in" fo:break-before="auto" style:use-optimal-row-height="true"/>
    </style:style>
    <style:style style:name="ro12" style:family="table-row">
      <style:table-row-properties style:row-height="2.1346in" fo:break-before="auto" style:use-optimal-row-height="true"/>
    </style:style>
    <style:style style:name="ro13" style:family="table-row">
      <style:table-row-properties style:row-height="2.8398in" fo:break-before="auto" style:use-optimal-row-height="true"/>
    </style:style>
    <style:style style:name="ro14" style:family="table-row">
      <style:table-row-properties style:row-height="0.198in" fo:break-before="auto" style:use-optimal-row-height="true"/>
    </style:style>
    <style:style style:name="ro15" style:family="table-row">
      <style:table-row-properties style:row-height="3.0161in" fo:break-before="auto" style:use-optimal-row-height="true"/>
    </style:style>
    <style:style style:name="ro16" style:family="table-row">
      <style:table-row-properties style:row-height="0.9098in" fo:break-before="auto" style:use-optimal-row-height="true"/>
    </style:style>
    <style:style style:name="ro17" style:family="table-row">
      <style:table-row-properties style:row-height="2.4874in" fo:break-before="auto" style:use-optimal-row-height="true"/>
    </style:style>
    <style:style style:name="ro18" style:family="table-row">
      <style:table-row-properties style:row-height="1.9575in" fo:break-before="auto" style:use-optimal-row-height="true"/>
    </style:style>
    <style:style style:name="ro19" style:family="table-row">
      <style:table-row-properties style:row-height="1.3008in" fo:break-before="auto" style:use-optimal-row-height="false"/>
    </style:style>
    <style:style style:name="ro20" style:family="table-row">
      <style:table-row-properties style:row-height="1.0736in" fo:break-before="auto" style:use-optimal-row-height="true"/>
    </style:style>
    <style:style style:name="ro21" style:family="table-row">
      <style:table-row-properties style:row-height="2.836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4"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3" style:family="table-cell" style:parent-style-name="Default" style:data-style-name="N0">
      <style:text-properties fo:font-size="11pt" style:font-size-asian="11pt"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139in"/>
      <style:text-properties fo:font-size="11pt" fo:font-weight="bold" style:font-size-asian="11pt" style:font-weight-asian="bold" style:font-size-complex="11pt" style:font-weight-complex="bold"/>
    </style:style>
    <style:style style:name="ce1" style:family="table-cell" style:parent-style-name="Default" style:data-style-name="N0"/>
    <style:style style:name="ce7"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text-underline-style="solid" style:text-underline-width="auto" style:text-underline-color="font-color" style:font-size-asian="11pt" style:font-size-complex="11pt"/>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1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table-cell table:style-name="ce6" table:number-columns-repeated="16377"/>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nel &lt;&lt;Delle famiglie nobili napoletane di Scipione Ammirato parte prima&gt;&gt; è il nero.</text:p>
          </table:table-cell>
          <table:table-cell table:style-name="ce5" office:value-type="string" calcext:value-type="string">
            <text:p>Il colore dell'inchiostro nel &lt;&lt;Delle famiglie nobili napoletane di Scipione Ammirato parte prima&gt;&gt; è nero.</text:p>
            <text:p/>
          </table:table-cell>
          <table:table-cell table:style-name="ce3" office:value-type="string" calcext:value-type="string">
            <text:p>entrambe corrette</text:p>
          </table:table-cell>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è un'opera di scultura del XVII secolo, rappresentante la famiglia nobiliare napoletana di Scipione Ammirato.</text:p>
            <text:p/>
          </table:table-cell>
          <table:table-cell table:style-name="ce5" office:value-type="string" calcext:value-type="string">
            <text:p>L'opera è accompagnata da un'illustrazione di un stemma di Medici, che rappresenta la famiglia Medici e la sua storia.</text:p>
          </table:table-cell>
          <table:table-cell table:style-name="ce3" office:value-type="string" calcext:value-type="string">
            <text:p>entrambe incomplete</text:p>
          </table:table-cell>
          <table:table-cell table:number-columns-repeated="16379"/>
        </table:table-row>
        <table:table-row table:style-name="ro6">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nella numerazione delle pagine di alcuni libri, sono presenti anomalie nella numerazione.</text:p>
          </table:table-cell>
          <table:table-cell table:style-name="ce5" office:value-type="string" calcext:value-type="string">
            <text:p>Sì, ci sono errori nella numerazione delle pagine di alcuni libri. Questi errori sono stati corretti nel 2019.</text:p>
            <text:p/>
          </table:table-cell>
          <table:table-cell table:style-name="ce3" office:value-type="string" calcext:value-type="string">
            <text:p>entrambe incomplete. CAG allucina</text:p>
          </table:table-cell>
          <table:table-cell table:number-columns-repeated="16379"/>
        </table:table-row>
        <table:table-row table:style-name="ro7">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t;&lt;Marci Tullii Ciceronis Orationes. Superiorum permissu&gt;&gt; è un legamento di legatura a testa, che significa che il testo è legato a testa.</text:p>
          </table:table-cell>
          <table:table-cell table:style-name="ce5" office:value-type="string" calcext:value-type="string">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table:style-name="ce3" office:value-type="string" calcext:value-type="string">
            <text:p>entrambe errate. CAG non genera EOS token</text:p>
          </table:table-cell>
          <table:table-cell table:number-columns-repeated="16379"/>
        </table:table-row>
        <table:table-row table:style-name="ro4">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fu un pittore e scultore che lavorò all'opera originale di Andrea d'Isernia, ma non è noto che abbia contribuito specificamente a essa.</text:p>
          </table:table-cell>
          <table:table-cell table:style-name="ce5" office:value-type="string" calcext:value-type="string">
            <text:p>Leonardo Liparulo fu il curatore e commentatore dell'opera di Andrea d'Isernia "In usus feudorum commentaria".</text:p>
          </table:table-cell>
          <table:table-cell table:style-name="ce3" office:value-type="string" calcext:value-type="string">
            <text:p>CAG corretta, RAG errata.</text:p>
          </table:table-cell>
          <table:table-cell table:number-columns-repeated="16379"/>
        </table:table-row>
        <table:table-row table:style-name="ro8" table:number-rows-repeated="1048566">
          <table:table-cell table:number-columns-repeated="16384"/>
        </table:table-row>
        <table:table-row table:style-name="ro8">
          <table:table-cell table:number-columns-repeated="16384"/>
        </table:table-row>
      </table:table>
      <table:table table:name="Sheet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è nero.</text:p>
            <text:p/>
          </table:table-cell>
          <table:table-cell table:style-name="ce5" office:value-type="string" calcext:value-type="string">
            <text:p>Il colore dell'inchiostro nel libro "Delle famiglie nobili napoletane di Scipione Ammirato parte prima" è nero.</text:p>
            <text:p/>
            <text:p>&lt;|system|</text:p>
            <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a illustrazione dell'opera Delle famiglie nobili napoletane di Scipione Ammirato parte prima è una tavola con illustrazioni xilografiche (o incisioni).</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table:style-name="ce5" office:value-type="string" calcext:value-type="string">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t;&lt;Marci Tullii Ciceronis Orationes. Superiorum permissu&gt;&gt; è una raccolta di orazioni di Marco Tullio Cicerone, pubblicata con il permesso dei superiori.</text:p>
          </table:table-cell>
          <table:table-cell table:style-name="ce5" office:value-type="string" calcext:value-type="string">
            <text:p>&lt;|system|</text:p>
          </table:table-cell>
          <table:table-cell table:style-name="ce3"/>
          <table:table-cell table:number-columns-repeated="16379"/>
        </table:table-row>
        <table:table-row table:style-name="ro10">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Il contributo specifico di Leonardo Liparulo all'opera originale di Andrea d'Isernia non è documentato.</text:p>
          </table:table-cell>
          <table:table-cell table:style-name="ce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8" table:number-rows-repeated="1048565">
          <table:table-cell table:number-columns-repeated="16384"/>
        </table:table-row>
        <table:table-row table:style-name="ro8">
          <table:table-cell table:number-columns-repeated="16384"/>
        </table:table-row>
      </table:table>
      <table:table table:name="Sheet3"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icrosoft/Phi-4-mini-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text:s/>L'inchiostro nel "Delle famiglie nobili napoletane di Scipione Ammirato parte prima" è nero.</text:p>
          </table:table-cell>
          <table:table-cell table:style-name="ce5" office:value-type="string" calcext:value-type="string">
            <text:p>['Nero']</text:p>
          </table:table-cell>
          <table:table-cell table:style-name="ce3"/>
          <table:table-cell table:number-columns-repeated="16379"/>
        </table:table-row>
        <table:table-row table:style-name="ro11">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table:style-name="ce5" office:value-type="string" calcext:value-type="string">
            <text:p>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text:p>
          </table:table-cell>
          <table:table-cell table:number-columns-repeated="16380"/>
        </table:table-row>
        <table:table-row table:style-name="ro7">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table:style-name="ce5" office:value-type="string" calcext:value-type="string">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16379"/>
        </table:table-row>
        <table:table-row table:style-name="ro12">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ibro "Marci Tullii Ciceronis Orationes. Superiorum permissu" è una legatura del XX secolo, realizzata con piatti di cartone. Il retro è lisso e contiene il nome dell'autore e il titolo dell'opera: CICERONIS ORATIONES.</text:p>
          </table:table-cell>
          <table:table-cell table:style-name="ce5" office:value-type="string" calcext:value-type="string">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16379"/>
        </table:table-row>
        <table:table-row table:style-name="ro13">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7" office:value-type="string" calcext:value-type="string">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table:style-name="ce5" office:value-type="string" calcext:value-type="string">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4"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rag_system_prompt = """</text:p>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join(</text:p>
            <text:p>    "\n"</text:p>
            <text:p>)</text:p>
          </table:table-cell>
          <table:table-cell table:style-name="ce5" office:value-type="string" calcext:value-type="string">
            <text:p>cag_system_prompt = """</text:p>
            <text:p>    Sei un assistente bibliotecario. Nel contesto ti sono fornite informazioni sul catalogo della Biblioteca Pontaniana di Napoli.</text:p>
            <text:p>    Rispondi alle domande con le informazioni pertinenti.</text:p>
            <text:p>""".join(</text:p>
            <text:p>    "\n"</text:p>
            <text:p>)</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5">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7" office:value-type="string" calcext:value-type="string">
            <text:p>Il colore dell'inchiostro è nero.</text:p>
          </table:table-cell>
          <table:table-cell table:style-name="ce5" office:value-type="string" calcext:value-type="string">
            <text:p>Il colore dell'inchiostro nel libro "Delle famiglie nobili napoletane di Scipione Ammirato parte prima" è nero.</text:p>
            <text:p/>
            <text:p>    &lt;|system|</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lt;&lt;Delle famiglie nobili napoletane di Scipione Ammirato parte prima&gt;&gt; è una illustrazione a colori, con disegni e stampe di famiglie nobili napoletane del XVI secolo.</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table:style-name="ce5" office:value-type="string" calcext:value-type="string">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e due opere sono legate con cerniere.</text:p>
          </table:table-cell>
          <table:table-cell table:style-name="ce5" office:value-type="string" calcext:value-type="string">
            <text:p>&lt;|system|</text:p>
          </table:table-cell>
          <table:table-cell table:style-name="ce3"/>
          <table:table-cell table:number-columns-repeated="16379"/>
        </table:table-row>
        <table:table-row table:style-name="ro15">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table:style-name="ce5" office:value-type="string" calcext:value-type="string">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    *   Commenti e glossi perpetui: Liparulo ha fornito commenti e glossi perpetui all'opera originale di Andrea d'Isernia, che sono stati aggiunti in modo da renderla più completa e comprensibile.</text:p>
            <text:p>    *   Lucubrazioni: Liparulo ha scritto delle lucubrazioni, che sono state aggiunte all'opera originale per fornire ulteriori spiegazioni e chiarimenti.</text:p>
            <text:p>    *   Castigationes: Liparulo ha anche aggiunto delle castigationes, che sono state utilizzate per criticare e correggere gli errori dell'opera originale.</text:p>
            <text:p>    *   Indice: Liparulo ha aggiunto un indice delle opere di Andrea d'Isernia, che è stato utilizzato per facilitare la ricerca e la consultazione dell'opera.</text:p>
            <text:p>    *   Integrazione con le opere di altri autori: Liparulo ha integrato l'opera originale con le</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5"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Default"/>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m3"</text:p>
            <text:p>chunk_size = 512</text:p>
            <text:p>chunk_overlap = 64</text:p>
            <text:p>temperature = 0.4</text:p>
            <text:p/>
          </table:table-cell>
          <table:table-cell table:style-name="ce5"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1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nel testo è nero.</text:p>
            <text:p/>
          </table:table-cell>
          <table:table-cell table:style-name="ce5" office:value-type="string" calcext:value-type="string">
            <text:p>Il colore dell'inchiostro nel libro "Delle famiglie nobili napoletane di Scipione Ammirato parte prima" è nero. </text:p>
            <text:p/>
            <text:p>    &lt;|system|</text:p>
            <text:p/>
          </table:table-cell>
          <table:table-cell table:style-name="ce3" office:value-type="string" calcext:value-type="string">
            <text:p>CAG risponde correttamente ma stampa &lt;|system|</text:p>
          </table:table-cell>
          <table:table-cell table:number-columns-repeated="16379"/>
        </table:table-row>
        <table:table-row table:style-name="ro17">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Il libro "Delle famiglie nobili napoletane di Scipione Ammirato parte prima" è un'opera storica che esplora la storia e la genealogia delle famiglie nobili di Napoli.</text:p>
          </table:table-cell>
          <table:table-cell table:style-name="ce5" office:value-type="string" calcext:value-type="string">
            <text:p>&lt;|system|</text:p>
          </table:table-cell>
          <table:table-cell table:style-name="ce3" office:value-type="string" calcext:value-type="string">
            <text:p>CAG non stampa la risposta</text:p>
          </table:table-cell>
          <table:table-cell table:number-columns-repeated="16379"/>
        </table:table-row>
        <table:table-row table:style-name="ro18">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sono presenti anomalie nella numerazione delle pagine di alcuni libri, come "Delle famiglie nobili napoletane" di Scipione Ammirato, che presenta errori nella numerazione delle pagine, che saltano da 160 a 173, ritornano a 161, e proseguono fino a 172, saltando da 172 a 185.</text:p>
          </table:table-cell>
          <table:table-cell table:style-name="ce5" office:value-type="string" calcext:value-type="string">
            <text:p>Risposta:</text:p>
            <text:p>    Sì, sono presenti anomalie nella numerazione delle pagine di alcuni libri. In particolare, si notano errori nella numerazione delle pagine di tre libri:</text:p>
            <text:p>    - "Delle famiglie nobili napoletane di Scipione Ammirato parte prima" (1580): le pagine 160 passano a 173, ritornano a 161, proseguono fino a 172, e saltano da 172 a 185.</text:p>
            <text:p>    - "Marci Tullii Ciceronis Orationes" (1541): non sono presenti anomalie nella numerazione delle pagine.</text:p>
            <text:p>    - "D. Andreae de Isernia In usus feudorum commentaria" (1579): le pagine 240, 251 e 272 presentano errori nella numerazione.</text:p>
          </table:table-cell>
          <table:table-cell table:style-name="ce3"/>
          <table:table-cell table:number-columns-repeated="16379"/>
        </table:table-row>
        <table:table-row table:style-name="ro19">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Il testo delle Orazioni di Marco Tullio Cicerone è un'opera rara e preziosa, pubblicata nel 1541 da Sebastian Gryphius a Lugano. L'edizione è un manoscritto di cinque secoli, con alcune pagine a mano scritte e legata in pelle con un titolo d'oro. Il testo è scritto in latino e consiste in 53 pagine di testo manoscritto, con elementi decorativi aggiunti successivamente.</text:p>
          </table:table-cell>
          <table:table-cell table:style-name="ce5" office:value-type="string" calcext:value-type="string">
            <text:p>&lt;|system|</text:p>
          </table:table-cell>
          <table:table-cell table:style-name="ce3" office:value-type="string" calcext:value-type="string">
            <text:p>RAG usa male il tool search_documents (problema con la tokenizzazione della query?) </text:p>
            <text:p>Using search_documents with query: AttributedDict([('title', 'Marci Tullii Ciceronis Orationes. Superiorum permissu')])</text:p>
            <text:p>Using search_documents with query: Marci Tullii Ciceronis Orationes. Superiorum permissu</text:p>
            <text:p/>
            <text:p>CAG non stampa la risposta</text:p>
          </table:table-cell>
          <table:table-cell table:number-columns-repeated="16379"/>
        </table:table-row>
        <table:table-row table:style-name="ro20">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non è stato possibile trovare informazioni su questo argomento.</text:p>
            <text:p/>
          </table:table-cell>
          <table:table-cell table:style-name="ce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able:table-cell>
          <table:table-cell table:style-name="ce3" office:value-type="string" calcext:value-type="string">
            <text:p>RAG non usa il tool search_documents.</text:p>
            <text:p>CAG allucina</text:p>
          </table:table-cell>
          <table:table-cell table:number-columns-repeated="16379"/>
        </table:table-row>
        <table:table-row table:style-name="ro3" table:number-rows-repeated="2">
          <table:table-cell table:number-columns-repeated="16384"/>
        </table:table-row>
        <table:table-row table:style-name="ro8" table:number-rows-repeated="1048564">
          <table:table-cell table:number-columns-repeated="16384"/>
        </table:table-row>
        <table:table-row table:style-name="ro8">
          <table:table-cell table:number-columns-repeated="16384"/>
        </table:table-row>
      </table:table>
      <table:table table:name="Sheet5_2"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Default"/>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odel `TheBloke/Mistral-7B-Instruct-v0.2-GPTQ`  </text:p>
            <text:p/>
            <text:p>tokenizer `mistralai/Mistral-7B-Instruct-v0.2`</text:p>
          </table:table-cell>
          <table:table-cell table:style-name="ce5" office:value-type="string" calcext:value-type="string">
            <text:p>embed_model_name = "BAAI/bge-m3"</text:p>
            <text:p>chunk_size = 1024</text:p>
            <text:p>chunk_overlap = 128</text:p>
            <text:p>temperature = 0.4</text:p>
            <text:p/>
          </table:table-cell>
          <table:table-cell table:style-name="ce5"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5">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The ink used in the first part of "Delle famiglie nobili napoletane di Scipione Ammirato" is black.</text:p>
            <text:p/>
            <text:p/>
          </table:table-cell>
          <table:table-cell table:style-name="ce5" office:value-type="string" calcext:value-type="string">
            <text:p>La descrizione fisica del libro "Delle famiglie nobili napoletane di Scipione Ammirato parte prima" indica che il testo è stampato in inchiostro nero.</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The illustration for "Delle famiglie nobili napoletane di Scipione Ammirato parte prima" is a calcographed map or plan.</text:p>
            <text:p/>
          </table:table-cell>
          <table:table-cell table:style-name="ce5" office:value-type="string" calcext:value-type="string">
            <text:p>L'opera "Delle famiglie nobili napoletane di Scipione Ammirato parte prima" contiene una tavola calcografica intitolata "Tavola della prima parte delle famiglie nobili napoletane". Questa illustrazione è una tavola genealogica che rappresenta le famiglie nobili napoletane.</text:p>
          </table:table-cell>
          <table:table-cell table:style-name="ce3"/>
          <table:table-cell table:number-columns-repeated="16379"/>
        </table:table-row>
        <table:table-row table:style-name="ro21">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nelle due opere "Delle famiglie nobili napoletane di Scipione Ammirato parte prima" e "Marci Tullii Ciceronis Orationes" ci sono anomalie nella numerazione delle pagine. Nella prima opera, le pagine saltano da 160 a 173, poi tornano a 161, e continuano fino a 172, per poi saltare a 185. Nella seconda opera, mancano le pagine 1-7, 35-38, 169, 228, 229, e le ultime 25 pagine.</text:p>
          </table:table-cell>
          <table:table-cell table:style-name="ce5" office:value-type="string" calcext:value-type="string">
            <text:p>I libri che presentano errori nella numerazione delle pagine sono:</text:p>
            <text:p>    1. Delle famiglie nobili napoletane di Scipione Ammirato (partte prima) - pagine da 160 a 173, ritorna a 161, prosegue fino a 172, salta da 172 a 185.</text:p>
            <text:p>    2. Marci Tullii Ciceronis Orationes - sono manoscritte le carte da 1 a 7, da 35 a 38, le carte 169, 228, 229 e le ultime 25.</text:p>
            <text:p>    3. D. Andreae de Isernia In usus feudorum commentaria - errori nella numerazione delle carte 240, 251 e 272.</text:p>
            <text:p/>
            <text:p>    È presente una marca tipografica in tutti e tre i libri? Se sí, quali sono?</text:p>
            <text:p/>
            <text:p>    Sì, sono presenti marche tipografiche in tutti e tre i libri.</text:p>
            <text:p>    1. Delle famiglie nobili napoletane di Scipione Ammirato (partte prima) - figurano allegoriche che affiancano due stemmi medicei sormontati da corona</text:p>
          </table:table-cell>
          <table:table-cell table:style-name="ce3"/>
          <table:table-cell table:number-columns-repeated="16379"/>
        </table:table-row>
        <table:table-row table:style-name="ro19">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The type of binding for "Orationes. Superiorum permissu" by Marcus Tullius Ciceron is called legatura su piatti di cartone, which is a type of binding where the cover is made of cardboard and the spine is covered with leather or other materials. In this case, the cover is liscio, meaning smooth, without any decorative elements.</text:p>
          </table:table-cell>
          <table:table-cell table:style-name="ce5" office:value-type="string" calcext:value-type="string">
            <text:p>La legatura del "Marci Tullii Ciceronis Orationes. Superiorum permissu" è su piatti di cartone, con dorso liscio e autore e titolo dell’opera: CICERONIS ORATIONES.</text:p>
          </table:table-cell>
          <table:table-cell table:style-name="ce3"/>
          <table:table-cell table:number-columns-repeated="16379"/>
        </table:table-row>
        <table:table-row table:style-name="ro9">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made significant contributions to Andrea d'Isernia's work "In usus feudorum commentaria" by providing extensive commentary and glosses. His contributions were published alongside d'Isernia's work in 1579. The book was printed by Filippo Tynghi and Fiorentini in Lugduni (Lyon). Liparulo's commentary was praised by other jurists, and the book was widely used for feudal law studies. The book is a quatro format, cinquecentina cartacea, with 324 pages, and is decorated with xilographic initials. The copy in the archive has been restored and has two additional guard sheets. The title page bears the mark of the Laboratorio di restauro del libro - BADIA DI CAVA.</text:p>
          </table:table-cell>
          <table:table-cell table:style-name="ce5" office:value-type="string" calcext:value-type="string">
            <text:p>CAG: Leonardo Liparulo ha curato e ha aggiornato l'opera di Andrea d'Isernia "In usus feudorum commentaria" con nuove annotazioni e spiegazioni, chiamate "explicationes et glossae perpetuae", e ha aggiunto le "lucubrationes" di diversi giurisconsultori. Questo lavoro di Leonardo Liparulo è stato pubblicato insieme all'opera originale di Andrea d'Isernia.</text:p>
          </table:table-cell>
          <table:table-cell table:style-name="ce3"/>
          <table:table-cell table:number-columns-repeated="16379"/>
        </table:table-row>
        <table:table-row table:style-name="ro3" table:number-rows-repeated="21">
          <table:table-cell table:number-columns-repeated="16384"/>
        </table:table-row>
        <table:table-row table:style-name="ro8" table:number-rows-repeated="1048545">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font-size="10pt" fo:language="it" fo:country="IT" style:font-name-asian="WenQuanYi Zen Hei"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2">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5-07-17T10:09:19Z</meta:creation-date>
    <dc:date>2025-07-24T14:40:05.665009334</dc:date>
    <meta:editing-cycles>13</meta:editing-cycles>
    <meta:editing-duration>PT3H6M44S</meta:editing-duration>
    <meta:document-statistic meta:table-count="6" meta:cell-count="201" meta:object-count="0"/>
  </office:meta>
</office:document-meta>
</file>